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5e12d" officeooo:paragraph-rsid="0005e1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livr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9T15:10:32.371999014</dc:date>
    <meta:editing-duration>PT44M22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5.1.6.2$Linux_X86_64 LibreOffice_project/10m0$Build-2</meta:generator>
  </office:meta>
</office:document-meta>
</file>